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deValidator.isValid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Validator.getRegex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Validator.CodeValidator( String regex , int minLength , int maxLength , CheckDigit checkdigi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deValidator.getMax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Validator.validate( String inpu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deValidator.CodeValidator( String regex , int length , CheckDigit checkdig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Validator.getCheckDig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Validator.CodeValidator( String regex , CheckDigit checkdig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Validator.CodeValidator( RegexValidator regexValidator , CheckDigit checkdig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Validator.CodeValidator( RegexValidator regexValidator , int length , CheckDigit checkdig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Validator.CodeValidator( RegexValidator regexValidator , int minLength , int maxLength , CheckDigit checkdig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deValidator.getMin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